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92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61cm" fo:break-before="auto" style:use-optimal-row-height="false"/>
    </style:style>
    <style:style style:name="ro2" style:family="table-row">
      <style:table-row-properties style:row-height="1.07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qurt_alf_to_C_identified_fu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4" table:number-columns-repeated="6" table:default-cell-style-name="Default"/>
        <table:table-row table:style-name="ro1">
          <table:table-cell table:style-name="Default" office:value-type="string" calcext:value-type="string">
            <text:p>Basic Block main bb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eencheArray(v,b,c);<text:line-break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0::1</text:p>
          </table:table-cell>
          <table:table-cell office:value-type="string" calcext:value-type="string">
            <text:p>L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rt();<text:line-break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0::2</text:p>
          </table:table-cell>
          <table:table-cell office:value-type="string" calcext:value-type="string">
            <text:p>Li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  return 0;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preencheArray bb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[0] = <text:s/>(double)v;<text:line-break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0::6</text:p>
          </table:table-cell>
          <table:table-cell office:value-type="string" calcext:value-type="string">
            <text:p>Lin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[1] = <text:s/>(double)b;<text:line-break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0::8</text:p>
          </table:table-cell>
          <table:table-cell office:value-type="string" calcext:value-type="string">
            <text:p>Lin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[2] = <text:s/>(double)c;<text:line-break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b0::9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string" calcext:value-type="string">
            <text:p>}</text:p>
            <text:p/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qurt bb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f(a[0] == 0.0) return(999);<text:line-break/>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A[0] = 0</text:p>
          </table:table-cell>
          <table:table-cell office:value-type="string" calcext:value-type="string">
            <text:p>Arquivo</text:p>
          </table:table-cell>
          <table:table-cell/>
        </table:table-row>
        <table:table-row table:style-name="ro1">
          <table:table-cell office:value-type="string" calcext:value-type="string">
            <text:p>bb0::2</text:p>
          </table:table-cell>
          <table:table-cell office:value-type="string" calcext:value-type="string">
            <text:p>Li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f(a[0] == 0.0) return(999);<text:line-break/></text:p>
          </table:table-cell>
          <table:table-cell table:number-columns-repeated="5"/>
          <table:table-cell office:value-type="string" calcext:value-type="string">
            <text:p>BBTimeMeasure_4.txt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qurt bb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f(a[0] == 0.0) return(999);<text:line-break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2::0:::1</text:p>
          </table:table-cell>
          <table:table-cell office:value-type="string" calcext:value-type="string">
            <text:p>Li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f(a[0] == 0.0) return(999);<text:line-break/>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qurt bb3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3</text:p>
          </table:table-cell>
          <table:table-cell office:value-type="string" calcext:value-type="string">
            <text:p>Li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 = a[1]*a[1] - 4 * a[0] * a[2];<text:line-break/>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3::10</text:p>
          </table:table-cell>
          <table:table-cell office:value-type="string" calcext:value-type="string">
            <text:p>Lin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2 = qurt_sqrt(qurt_fabs(d))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::11</text:p>
          </table:table-cell>
          <table:table-cell office:value-type="string" calcext:value-type="string">
            <text:p>Lin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2 = qurt_sqrt(qurt_fabs(d))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::14</text:p>
          </table:table-cell>
          <table:table-cell office:value-type="string" calcext:value-type="string">
            <text:p>L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f(d &gt; 0.0)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::2</text:p>
          </table:table-cell>
          <table:table-cell office:value-type="string" calcext:value-type="string">
            <text:p>Li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 = a[1]*a[1] - 4 * a[0] * a[2]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::4</text:p>
          </table:table-cell>
          <table:table-cell office:value-type="string" calcext:value-type="string">
            <text:p>Li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 = a[1]*a[1] - 4 * a[0] * a[2]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::6</text:p>
          </table:table-cell>
          <table:table-cell office:value-type="string" calcext:value-type="string">
            <text:p>Li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 = a[1]*a[1] - 4 * a[0] * a[2]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::8</text:p>
          </table:table-cell>
          <table:table-cell office:value-type="string" calcext:value-type="string">
            <text:p>Li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1 = 2.0 * a[0];<text:line-break/>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qurt bb15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5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flag = 1;<text:line-break/>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/>
          <table:table-cell office:value-type="string" calcext:value-type="string">
            <text:p>A[0]=1</text:p>
          </table:table-cell>
          <table:table-cell/>
          <table:table-cell office:value-type="string" calcext:value-type="string">
            <text:p>Arquivo</text:p>
          </table:table-cell>
        </table:table-row>
        <table:table-row table:style-name="ro1">
          <table:table-cell office:value-type="string" calcext:value-type="string">
            <text:p>bb15::1</text:p>
          </table:table-cell>
          <table:table-cell office:value-type="string" calcext:value-type="string">
            <text:p>Li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x1[0] = (-a[1] + w2) / w1;<text:line-break/></text:p>
          </table:table-cell>
          <table:table-cell table:number-columns-repeated="4"/>
          <table:table-cell office:value-type="string" calcext:value-type="string">
            <text:p>A[1]=-3</text:p>
          </table:table-cell>
          <table:table-cell/>
          <table:table-cell office:value-type="string" calcext:value-type="string">
            <text:p>BBTimeMeasure_3.txt</text:p>
          </table:table-cell>
        </table:table-row>
        <table:table-row table:style-name="ro1">
          <table:table-cell office:value-type="string" calcext:value-type="string">
            <text:p>bb15::10</text:p>
          </table:table-cell>
          <table:table-cell office:value-type="string" calcext:value-type="string">
            <text:p>Lin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x2[0] = (-a[1] - w2) / w1;<text:line-break/></text:p>
          </table:table-cell>
          <table:table-cell table:number-columns-repeated="4"/>
          <table:table-cell office:value-type="string" calcext:value-type="string">
            <text:p>A[2]=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15::11</text:p>
          </table:table-cell>
          <table:table-cell office:value-type="string" calcext:value-type="string">
            <text:p>Li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x2[1] = 0.0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5::12</text:p>
          </table:table-cell>
          <table:table-cell office:value-type="string" calcext:value-type="string">
            <text:p>Lin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eturn(0)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5::12:::1</text:p>
          </table:table-cell>
          <table:table-cell office:value-type="string" calcext:value-type="string">
            <text:p>Lin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eturn(0)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5::4</text:p>
          </table:table-cell>
          <table:table-cell office:value-type="string" calcext:value-type="string">
            <text:p>Li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x1[0] = (-a[1] + w2) / w1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5::5</text:p>
          </table:table-cell>
          <table:table-cell office:value-type="string" calcext:value-type="string">
            <text:p>Lin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x1[1] = 0.0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5::6</text:p>
          </table:table-cell>
          <table:table-cell office:value-type="string" calcext:value-type="string">
            <text:p>Lin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x2[0] = (-a[1] - w2) / w1;<text:line-break/></text:p>
          </table:table-cell>
          <table:table-cell table:number-columns-repeated="4"/>
          <table:table-cell office:value-type="string" calcext:value-type="string">
            <text:p>A[0]=1</text:p>
          </table:table-cell>
          <table:table-cell/>
          <table:table-cell office:value-type="string" calcext:value-type="string">
            <text:p>Arquivo</text:p>
          </table:table-cell>
        </table:table-row>
        <table:table-row table:style-name="ro1">
          <table:table-cell table:style-name="Default" office:value-type="string" calcext:value-type="string">
            <text:p>Basic Block qurt bb23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[1]=-3</text:p>
          </table:table-cell>
          <table:table-cell/>
          <table:table-cell office:value-type="string" calcext:value-type="string">
            <text:p>BBTimeMeasure_3.txt</text:p>
          </table:table-cell>
        </table:table-row>
        <table:table-row table:style-name="ro1">
          <table:table-cell table:style-name="ce2" office:value-type="string" calcext:value-type="string">
            <text:p>bb23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else if(d == 0.0)<text:line-break/></text:p>
          </table:table-cell>
          <table:table-cell table:style-name="ce2"/>
          <table:table-cell office:value-type="float" office:value="61" calcext:value-type="float">
            <text:p>61</text:p>
          </table:table-cell>
          <table:table-cell office:value-type="string" calcext:value-type="string">
            <text:p>Mesmo custo do IF do BB3</text:p>
          </table:table-cell>
          <table:table-cell/>
          <table:table-cell office:value-type="string" calcext:value-type="string">
            <text:p>A[2]=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qurt bb25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25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flag = 0;<text:line-break/>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A[0]=1</text:p>
          </table:table-cell>
          <table:table-cell/>
          <table:table-cell office:value-type="string" calcext:value-type="string">
            <text:p>Arquivo</text:p>
          </table:table-cell>
          <table:table-cell/>
        </table:table-row>
        <table:table-row table:style-name="ro1">
          <table:table-cell office:value-type="string" calcext:value-type="string">
            <text:p>bb25::1</text:p>
          </table:table-cell>
          <table:table-cell office:value-type="string" calcext:value-type="string">
            <text:p>Lin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x1[0] = -a[1] / w1;<text:line-break/></text:p>
          </table:table-cell>
          <table:table-cell table:number-columns-repeated="3"/>
          <table:table-cell office:value-type="string" calcext:value-type="string">
            <text:p>A[1]=2</text:p>
          </table:table-cell>
          <table:table-cell/>
          <table:table-cell office:value-type="string" calcext:value-type="string">
            <text:p>BBTimeMeasure_5.txt</text:p>
          </table:table-cell>
          <table:table-cell/>
        </table:table-row>
        <table:table-row table:style-name="ro1">
          <table:table-cell office:value-type="string" calcext:value-type="string">
            <text:p>bb25::4</text:p>
          </table:table-cell>
          <table:table-cell office:value-type="string" calcext:value-type="string">
            <text:p>Lin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x1[0] = -a[1] / w1;<text:line-break/></text:p>
          </table:table-cell>
          <table:table-cell table:number-columns-repeated="3"/>
          <table:table-cell office:value-type="string" calcext:value-type="string">
            <text:p>A[2]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25::5</text:p>
          </table:table-cell>
          <table:table-cell office:value-type="string" calcext:value-type="string">
            <text:p>Lin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x1[1] = 0.0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25::6</text:p>
          </table:table-cell>
          <table:table-cell office:value-type="string" calcext:value-type="string">
            <text:p>Li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x2[0] = x1[0]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25::7</text:p>
          </table:table-cell>
          <table:table-cell office:value-type="string" calcext:value-type="string">
            <text:p>Li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x2[0] = x1[0]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25::8</text:p>
          </table:table-cell>
          <table:table-cell office:value-type="string" calcext:value-type="string">
            <text:p>Lin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x2[1] = 0.0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25::9</text:p>
          </table:table-cell>
          <table:table-cell office:value-type="string" calcext:value-type="string">
            <text:p>L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eturn(0)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25::9:::1</text:p>
          </table:table-cell>
          <table:table-cell office:value-type="string" calcext:value-type="string">
            <text:p>L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eturn(0);<text:line-break/>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qurt bb3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30</text:p>
          </table:table-cell>
          <table:table-cell office:value-type="string" calcext:value-type="string">
            <text:p>Lin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flag = -1;<text:line-break/></text:p>
          </table:table-cell>
          <table:table-cell table:number-columns-repeated="2"/>
          <table:table-cell office:value-type="float" office:value="1057" calcext:value-type="float">
            <text:p>1057</text:p>
          </table:table-cell>
          <table:table-cell/>
          <table:table-cell office:value-type="string" calcext:value-type="string">
            <text:p>Primeiro caso com d &lt;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30::1</text:p>
          </table:table-cell>
          <table:table-cell office:value-type="string" calcext:value-type="string">
            <text:p>Li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w2 /= w1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0::11</text:p>
          </table:table-cell>
          <table:table-cell office:value-type="string" calcext:value-type="string">
            <text:p>L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x2[1] = -w2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0::12</text:p>
          </table:table-cell>
          <table:table-cell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turn(0)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0::3</text:p>
          </table:table-cell>
          <table:table-cell office:value-type="string" calcext:value-type="string">
            <text:p>Lin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x1[0] = -a[1] / w1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0::6</text:p>
          </table:table-cell>
          <table:table-cell office:value-type="string" calcext:value-type="string">
            <text:p>Lin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x1[0] = -a[1] / w1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0::7</text:p>
          </table:table-cell>
          <table:table-cell office:value-type="string" calcext:value-type="string">
            <text:p>Lin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x1[1] = w2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0::8</text:p>
          </table:table-cell>
          <table:table-cell office:value-type="string" calcext:value-type="string">
            <text:p>Lin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x2[0] = x1[0];<text:line-break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0::9</text:p>
          </table:table-cell>
          <table:table-cell office:value-type="string" calcext:value-type="string">
            <text:p>Lin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x2[0] = x1[0];<text:line-break/>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qurt bb37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office:value-type="string" calcext:value-type="string">
            <text:p>bb37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string" calcext:value-type="string">
            <text:p>}</text:p>
            <text:p/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qurt_fabs bb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if (n &gt;= 0) f = n;</text:p>
            <text:p/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qurt_fabs bb1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office:value-type="string" calcext:value-type="string">
            <text:p>bb1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  if (n &gt;= 0) f = n;</text:p>
            <text:p/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b1::1:::1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  if (n &gt;= 0) f = n;</text:p>
            <text:p/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qurt_fabs bb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  else f = -n;</text:p>
            <text:p/>
          </table:table-cell>
          <table:table-cell table:style-name="Default"/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qurt_fabs bb4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office:value-type="string" calcext:value-type="string">
            <text:p>bb4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  return f;</text:p>
            <text:p/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qurt_sqrt bb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  if (val == 0 ) x = 0;</text:p>
            <text:p/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qurt_sqrt bb1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  if (val == 0 ) x = 0;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1::1:::1</text:p>
          </table:table-cell>
          <table:table-cell office:value-type="string" calcext:value-type="string">
            <text:p>Lin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  if (val == 0 ) x = 0;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qurt_sqrt bb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  double x = val/10;</text:p>
            <text:p/>
          </table:table-cell>
          <table:table-cell table:number-columns-repeated="2"/>
          <table:table-cell office:value-type="float" office:value="482" calcext:value-type="float">
            <text:p>482</text:p>
          </table:table-cell>
          <table:table-cell table:formula="of:=[.G74]+[.G75]"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2::2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2::2:::1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b2::2:::2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qurt_sqrt bb4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office:value-type="string" calcext:value-type="string">
            <text:p>bb4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    for (i=1;i&lt;20;i++)</text:p>
            <text:p/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qurt_sqrt bb6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6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f (!flag) {<text:line-break/></text:p>
          </table:table-cell>
          <table:table-cell table:style-name="Default"/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6::1::qurt_sqrt::bb20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f (!flag) {<text:line-break/>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bb6::1::qurt_sqrt::bb20:::1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f (!flag) {<text:line-break/>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bb6::1::qurt_sqrt::bb20:::2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f (!flag) {<text:line-break/>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qurt_sqrt bb8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8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x = x + dx;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8::10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if (qurt_fabs(diff) &lt;= min_tol) flag = 1;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8::12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if (qurt_fabs(diff) &lt;= min_tol) flag = 1;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8::12::qurt_sqrt::bb19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if (qurt_fabs(diff) &lt;= min_tol) flag = 1;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8::12::qurt_sqrt::bb19:::1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if (qurt_fabs(diff) &lt;= min_tol) flag = 1;<text:line-break/>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qurt_sqrt bb18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office:value-type="string" calcext:value-type="string">
            <text:p>bb18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<text:s text:c="2"/>if (qurt_fabs(diff) &lt;= min_tol) flag = 1;<text:line-break/>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qurt_sqrt bb19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9</text:p>
          </table:table-cell>
          <table:table-cell office:value-type="string" calcext:value-type="string">
            <text:p>Lin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}<text:line-break/>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19::1:::1</text:p>
          </table:table-cell>
          <table:table-cell office:value-type="string" calcext:value-type="string">
            <text:p>Lin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}<text:line-break/>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qurt_sqrt bb2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office:value-type="string" calcext:value-type="string">
            <text:p>bb20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      }</text:p>
            <text:p/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qurt_sqrt bb21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21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  <table:table-cell table:number-columns-repeated="2"/>
          <table:table-cell office:value-type="string" calcext:value-type="string">
            <text:p>2 iteração do BB2: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21::2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b21::2:::1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b21::2:::2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b21::2:::3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qurt_sqrt bb24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office:value-type="string" calcext:value-type="string">
            <text:p>bb24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  return (x);</text:p>
            <text:p/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8">
          <table:table-cell table:style-name="Default" table:number-columns-repeated="5"/>
          <table:table-cell table:number-columns-repeated="6"/>
        </table:table-row>
        <table:table-row table:style-name="ro2">
          <table:table-cell table:style-name="Default" table:number-columns-repeated="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 style:data-style-name="N2" text:time-value="15:32:34.92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3-11-01T16:31:57.867000000</dc:date>
    <meta:editing-duration>PT8M19S</meta:editing-duration>
    <meta:editing-cycles>3</meta:editing-cycles>
    <meta:document-statistic meta:table-count="1" meta:cell-count="399" meta:object-count="0"/>
  </office:meta>
</office:document-meta>
</file>